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615cm" fo:margin-top="0cm" fo:margin-bottom="0cm" table:align="center" style:writing-mode="lr-tb"/>
    </style:style>
    <style:style style:name="Table1.A" style:family="table-column">
      <style:table-column-properties style:column-width="5.951cm"/>
    </style:style>
    <style:style style:name="Table1.B" style:family="table-column">
      <style:table-column-properties style:column-width="2.6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Default">
      <style:paragraph-properties fo:margin-top="0cm" fo:margin-bottom="0cm" style:contextual-spacing="false"/>
      <style:text-properties fo:color="#000000" loext:opacity="100%" style:font-name="Arial1" fo:font-size="11pt" style:font-size-asian="11pt" style:font-size-complex="11pt"/>
    </style:style>
    <style:style style:name="P2" style:family="paragraph" style:parent-style-name="Default">
      <style:paragraph-properties fo:margin-left="0cm" fo:margin-top="0cm" fo:margin-bottom="0cm" style:contextual-spacing="false" fo:text-indent="0cm" style:auto-text-indent="false"/>
      <style:text-properties style:use-window-font-color="true" loext:opacity="0%" style:font-name="Times New Roman" fo:font-size="12pt" fo:font-weight="normal" style:font-name-asian="Times New Roman1" style:font-size-asian="12pt" style:language-asian="es" style:country-asian="ES" style:font-weight-asian="normal" style:font-name-complex="Times New Roman1" style:font-size-complex="12pt" style:font-weight-complex="normal"/>
    </style:style>
    <style:style style:name="P3" style:family="paragraph" style:parent-style-name="Heading_20_3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WWNum1">
      <style:paragraph-properties fo:margin-left="1.376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paragraph-rsid="0017c810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5" style:family="paragraph" style:parent-style-name="Standard" style:list-style-name="WWNum1">
      <style:paragraph-properties fo:margin-left="1.376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6" style:family="paragraph" style:parent-style-name="Standard" style:list-style-name="WWNum1">
      <style:paragraph-properties fo:margin-left="1.376cm" fo:margin-right="0cm" fo:margin-top="0cm" fo:margin-bottom="0cm" style:contextual-spacing="false" fo:line-height="100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paragraph-rsid="0017c810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7" style:family="paragraph" style:parent-style-name="Standard" style:list-style-name="WWNum1">
      <style:paragraph-properties fo:margin-left="1.376cm" fo:margin-right="0cm" fo:margin-top="0cm" fo:margin-bottom="0cm" style:contextual-spacing="false" fo:text-align="justify" style:justify-single-word="false" fo:keep-together="auto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P8" style:family="paragraph" style:parent-style-name="Standard" style:list-style-name="WWNum1">
      <style:paragraph-properties fo:margin-left="1.376cm" fo:margin-right="0cm" fo:margin-top="0cm" fo:margin-bottom="0cm" style:contextual-spacing="false" fo:text-align="justify" style:justify-single-word="false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P9" style:family="paragraph" style:parent-style-name="Standard" style:list-style-name="WWNum1">
      <style:paragraph-properties fo:margin-left="1.376cm" fo:margin-right="0cm" fo:margin-top="0cm" fo:margin-bottom="0cm" style:contextual-spacing="false" fo:text-align="justify" style:justify-single-word="false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1b93e0" officeooo:paragraph-rsid="001b93e0" style:font-size-asian="11pt" style:font-style-asian="normal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margin-top="0cm" fo:margin-bottom="0cm" style:contextual-spacing="false" fo:text-align="justify" style:justify-single-word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1b93e0" officeooo:paragraph-rsid="001b93e0" style:font-size-asian="11pt" style:font-style-asian="normal" style:font-weight-asian="normal" style:font-size-complex="11pt" style:font-weight-complex="normal"/>
    </style:style>
    <style:style style:name="P11" style:family="paragraph" style:parent-style-name="Standard">
      <style:paragraph-properties fo:margin-left="1.376cm" fo:margin-right="0cm" fo:margin-top="0cm" fo:margin-bottom="0cm" style:contextual-spacing="false" fo:text-align="justify" style:justify-single-word="false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1b93e0" officeooo:paragraph-rsid="001b93e0" style:font-size-asian="11pt" style:font-style-asian="normal" style:font-weight-asian="normal" style:font-size-complex="11pt" style:font-weight-complex="normal"/>
    </style:style>
    <style:style style:name="P12" style:family="paragraph" style:parent-style-name="Standard" style:list-style-name="WWNum1">
      <style:paragraph-properties fo:margin-left="1.376cm" fo:margin-right="0cm" fo:margin-top="0cm" fo:margin-bottom="0cm" style:contextual-spacing="false" fo:line-height="100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f5e2b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left="1.376cm" fo:margin-right="0cm" fo:margin-top="0cm" fo:margin-bottom="0cm" style:contextual-spacing="false" fo:text-align="justify" style:justify-single-word="false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margin-left="1.376cm" fo:margin-right="0cm" fo:margin-top="0cm" fo:margin-bottom="0cm" style:contextual-spacing="false" fo:text-align="justify" style:justify-single-word="false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f5e2b" style:font-size-asian="12pt" style:font-style-asian="normal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6" style:family="paragraph" style:parent-style-name="Standard" style:list-style-name="WWNum1">
      <style:paragraph-properties fo:margin-left="1.376cm" fo:margin-right="0cm" fo:margin-top="0cm" fo:margin-bottom="0cm" style:contextual-spacing="false" fo:text-align="justify" style:justify-single-word="false" fo:text-indent="-0.635cm" style:auto-text-indent="false"/>
      <style:text-properties style:font-name="Arial1" fo:font-size="11pt" fo:font-weight="normal" officeooo:paragraph-rsid="0017c810" style:font-size-asian="11pt" style:font-weight-asian="normal" style:font-size-complex="11pt" style:font-weight-complex="normal"/>
    </style:style>
    <style:style style:name="P17" style:family="paragraph" style:parent-style-name="Standard" style:list-style-name="WWNum1">
      <style:paragraph-properties fo:margin-left="1.376cm" fo:margin-top="0cm" fo:margin-bottom="0cm" style:contextual-spacing="false" fo:text-align="justify" style:justify-single-word="false" fo:text-indent="-0.635cm" style:auto-text-indent="false"/>
      <style:text-properties style:font-name="Arial1" fo:font-size="11pt" fo:font-weight="normal" officeooo:paragraph-rsid="0017c810" style:font-size-asian="11pt" style:font-weight-asian="normal" style:font-size-complex="11pt" style:font-weight-complex="normal"/>
    </style:style>
    <style:style style:name="P18" style:family="paragraph" style:parent-style-name="Standard" style:list-style-name="WWNum1">
      <style:paragraph-properties fo:margin-left="1.376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list-style-name="WWNum1">
      <style:paragraph-properties fo:margin-left="1.376cm" fo:margin-right="0cm" fo:margin-top="0cm" fo:margin-bottom="0cm" style:contextual-spacing="false" fo:text-align="justify" style:justify-single-word="false" fo:text-indent="-0.635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.376cm" fo:margin-right="0cm" fo:margin-top="0cm" fo:margin-bottom="0cm" style:contextual-spacing="false" fo:text-align="justify" style:justify-single-word="false" fo:text-indent="-0.635cm" style:auto-text-indent="false"/>
      <style:text-properties style:font-name="Arial1" fo:font-size="11pt" fo:font-weight="normal" officeooo:paragraph-rsid="0017c81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1.376cm" fo:margin-top="0cm" fo:margin-bottom="0cm" style:contextual-spacing="false" fo:text-align="justify" style:justify-single-word="false" fo:text-indent="-0.635cm" style:auto-text-indent="false"/>
      <style:text-properties style:font-name="Arial1" fo:font-size="11pt" fo:font-weight="normal" officeooo:paragraph-rsid="0017c81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1.376cm" fo:margin-top="0cm" fo:margin-bottom="0cm" style:contextual-spacing="false" fo:text-align="justify" style:justify-single-word="false" fo:text-indent="0cm" style:auto-text-indent="false"/>
      <style:text-properties style:font-name="Arial1" fo:font-size="11pt" fo:font-weight="normal" officeooo:paragraph-rsid="0017c810" style:font-size-asian="11pt" style:font-weight-asian="normal" style:font-size-complex="11pt" style:font-weight-complex="normal"/>
    </style:style>
    <style:style style:name="P23" style:family="paragraph" style:parent-style-name="Standard" style:master-page-name="Standard">
      <style:paragraph-properties fo:margin-top="0cm" fo:margin-bottom="0cm" style:contextual-spacing="false" fo:text-align="justify" style:justify-single-word="false" style:page-number="1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 fo:padding-left="0.141cm" fo:padding-right="0.141cm" fo:padding-top="0.035cm" fo:padding-bottom="0.035cm" fo:border="0.51pt solid #000000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list-style-name="WWNum1">
      <style:paragraph-properties fo:margin-left="1.376cm" fo:margin-top="0cm" fo:margin-bottom="0cm" style:contextual-spacing="false" fo:text-align="justify" style:justify-single-word="false" fo:text-indent="-0.635cm" style:auto-text-indent="false"/>
      <style:text-properties style:font-name="Arial1" fo:font-size="11pt" fo:font-weight="normal" officeooo:rsid="001dd177" officeooo:paragraph-rsid="001dd17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fo:color="#ff0000" loext:opacity="100%" style:font-name="Arial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1.376cm" fo:margin-top="0cm" fo:margin-bottom="0cm" style:contextual-spacing="false" fo:text-align="justify" style:justify-single-word="false" fo:text-indent="-0.635cm" style:auto-text-indent="false"/>
      <style:text-properties fo:color="#ff0000" loext:opacity="100%" style:font-name="Arial1" fo:font-size="11pt" fo:font-weight="normal" officeooo:paragraph-rsid="001dd177" style:font-name-asian="Times New Roman1" style:font-size-asian="11pt" style:language-asian="es" style:country-asian="ES" style:font-weight-asian="normal" style:font-name-complex="Times New Roman1" style:font-size-complex="11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loext:opacity="0%" officeooo:paragraph-rsid="001f5e2b"/>
    </style:style>
    <style:style style:name="P30" style:family="paragraph" style:parent-style-name="Standard" style:list-style-name="WWNum1">
      <style:paragraph-properties fo:margin-left="1.376cm" fo:margin-right="0cm" fo:margin-top="0cm" fo:margin-bottom="0cm" style:contextual-spacing="false" fo:text-align="justify" style:justify-single-word="false" fo:text-indent="-0.635cm" style:auto-text-indent="false"/>
      <style:text-properties style:use-window-font-color="true" loext:opacity="0%" style:font-name="Times New Roman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list-style-name="WWNum1">
      <style:paragraph-properties fo:margin-left="1.376cm" fo:margin-top="0cm" fo:margin-bottom="0cm" style:contextual-spacing="false" fo:text-align="justify" style:justify-single-word="false" fo:text-indent="-0.635cm" style:auto-text-indent="false"/>
      <style:text-properties style:use-window-font-color="true" loext:opacity="0%" style:font-name="Times New Roman" fo:font-size="12pt" fo:font-weight="normal" officeooo:paragraph-rsid="0017c81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376cm" fo:margin-right="0cm" fo:margin-top="0cm" fo:margin-bottom="0cm" style:contextual-spacing="false" fo:text-align="justify" style:justify-single-word="false" fo:text-indent="-0.635cm" style:auto-text-indent="false"/>
      <style:text-properties style:font-name="Times New Roman" fo:font-size="11pt" fo:font-weight="normal" officeooo:paragraph-rsid="0017c81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1.376cm" fo:margin-top="0cm" fo:margin-bottom="0cm" style:contextual-spacing="false" fo:text-align="justify" style:justify-single-word="false" fo:text-indent="-0.635cm" style:auto-text-indent="false"/>
      <style:text-properties style:font-name="Times New Roman" fo:font-size="12pt" fo:font-weight="normal" officeooo:paragraph-rsid="0017c810" style:font-size-asian="12pt" style:font-weight-asian="normal" style:font-size-complex="12pt" style:font-weight-complex="normal"/>
    </style:style>
    <style:style style:name="P34" style:family="paragraph" style:parent-style-name="Standard" style:list-style-name="WWNum1">
      <style:paragraph-properties fo:margin-left="1.376cm" fo:margin-right="0cm" fo:margin-top="0cm" fo:margin-bottom="0cm" style:contextual-spacing="false" fo:text-align="justify" style:justify-single-word="false" fo:text-indent="-0.635cm" style:auto-text-indent="false"/>
      <style:text-properties style:font-name="Times New Roman" fo:font-size="12pt" fo:font-weight="normal" officeooo:paragraph-rsid="0017c81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.423cm" fo:margin-bottom="0cm" style:contextual-spacing="false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36" style:family="paragraph" style:parent-style-name="Standard">
      <style:text-properties style:font-name="Times New Roman" fo:font-size="12pt" officeooo:paragraph-rsid="001f5e2b" style:font-size-asian="12pt" style:font-size-complex="12pt"/>
    </style:style>
    <style:style style:name="P37" style:family="paragraph" style:parent-style-name="Standard">
      <style:text-properties style:font-name="Times New Roman" fo:font-size="12pt" officeooo:rsid="001f5e2b" officeooo:paragraph-rsid="001f5e2b" style:font-size-asian="12pt" style:font-size-complex="12pt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paragraph-properties fo:margin-top="0cm" fo:margin-bottom="0cm" style:contextual-spacing="false"/>
    </style:style>
    <style:style style:name="P40" style:family="paragraph" style:parent-style-name="Text_20_body" style:list-style-name="WWNum1">
      <style:paragraph-properties fo:margin-left="1.376cm" fo:margin-right="0cm" fo:margin-top="0cm" fo:margin-bottom="0cm" style:contextual-spacing="false" fo:text-align="justify" style:justify-single-word="false" fo:keep-together="auto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2pt" style:font-size-asian="12pt"/>
    </style:style>
    <style:style style:name="T3" style:family="text">
      <style:text-properties fo:color="#000000" loext:opacity="100%" fo:font-size="19pt" style:font-size-asian="19pt"/>
    </style:style>
    <style:style style:name="T4" style:family="text">
      <style:text-properties fo:color="#000000" loext:opacity="100%" fo:font-size="16pt" style:font-size-asian="16pt"/>
    </style:style>
    <style:style style:name="T5" style:family="text">
      <style:text-properties fo:color="#000000" loext:opacity="100%" style:font-name="Times New Roman"/>
    </style:style>
    <style:style style:name="T6" style:family="text">
      <style:text-properties fo:font-size="11pt" style:font-name-asian="Arial2" style:font-size-asian="11pt" style:font-name-complex="Arial2" style:font-size-complex="11pt"/>
    </style:style>
    <style:style style:name="T7" style:family="text">
      <style:text-properties fo:color="#ff0000" loext:opacity="100%" style:font-name="Times New Roman"/>
    </style:style>
    <style:style style:name="T8" style:family="text">
      <style:text-properties fo:color="#ff0000" loext:opacity="100%"/>
    </style:style>
    <style:style style:name="T9" style:family="text">
      <style:text-properties style:use-window-font-color="true" loext:opacity="0%"/>
    </style:style>
    <style:style style:name="T10" style:family="text">
      <style:text-properties style:font-name="Times New Roman"/>
    </style:style>
    <style:style style:name="T11" style:family="text">
      <style:text-properties officeooo:rsid="001f5e2b"/>
    </style:style>
    <style:style style:name="T12" style:family="text">
      <style:text-properties officeooo:rsid="001f5e2b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font-name="Times New Roman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Roboto" style:font-name-asian="Roboto1" style:font-name-complex="Roboto1"/>
    </style:style>
    <style:style style:name="T18" style:family="text">
      <style:text-properties style:font-name="Arial" fo:font-size="11pt" style:font-name-asian="Arial2" style:font-size-asian="11pt" style:font-name-complex="Arial2" style:font-size-complex="11pt"/>
    </style:style>
    <style:style style:name="T19" style:family="text">
      <style:text-properties style:font-name-asian="Roboto1" style:font-name-complex="Roboto1"/>
    </style:style>
    <style:style style:name="T20" style:family="text">
      <style:text-properties style:font-name-asian="Arial2" style:font-name-complex="Arial2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UD3 Microprocesadores</text:p>
      <text:p text:style-name="P24"/>
      <text:list text:style-name="WWNum1">
        <text:list-item>
          <text:p text:style-name="P26">Diferencia entre las arquitecturas RISC y CISC</text:p>
        </text:list-item>
      </text:list>
      <text:p text:style-name="P1"/>
      <text:p text:style-name="P2">RISC (Reduced Instruction Set Code) </text:p>
      <text:p text:style-name="P2">•Pocas instrucciones pero sencillas de procesar (en pocos ciclos de reloj) </text:p>
      <text:p text:style-name="P2">•Los programas serán largos pero eficientes </text:p>
      <text:p text:style-name="P2">•Los procesadores de alto rendimiento suelen estar construidos con este sistema </text:p>
      <text:p text:style-name="P2"/>
      <text:p text:style-name="P2">CISC (Complex Instruction Set Code) </text:p>
      <text:p text:style-name="P2">•Muchas instrucciones que pueden realizar operaciones complejas </text:p>
      <text:p text:style-name="P2">•Algunas instrucciones pueden tardar muchos ciclos de reloj en ser procesadas </text:p>
      <text:p text:style-name="P2">•Los programas serán más cortos pero será más difícil construir un programa que aproveche todo el conjunto de instrucciones </text:p>
      <text:p text:style-name="P2">•Los procesadores para ordenadores personales o servidores de baja carga suelen estar construidos con este sistema </text:p>
      <text:p text:style-name="P28"/>
      <text:list text:continue-numbering="true" text:style-name="WWNum1">
        <text:list-header>
          <text:p text:style-name="P26"/>
        </text:list-header>
        <text:list-item>
          <text:p text:style-name="P17">¿Qué es la frecuencia de un procesador y cómo se mide?</text:p>
          <text:p text:style-name="P17"/>
        </text:list-item>
      </text:list>
      <text:p text:style-name="P33"><text:span text:style-name="T9">La frecuencia de un procesador se mide en gigahercios (GHz) y representa la cantidad de ciclos que el procesador puede ejecutar por segundo. Por ejemplo, un procesador de 3 GHz puede realizar 3 mil millones de ciclos por segundo</text:span><text:span text:style-name="T8">.</text:span></text:p>
      <text:p text:style-name="P22"><text:bookmark text:name="_heading=h.vnp019rt0s4"/></text:p>
      <text:list text:continue-numbering="true" text:style-name="WWNum1">
        <text:list-item>
          <text:p text:style-name="P17"><text:bookmark text:name="_heading=h.1fzfxvwz6be5"/>Si un procesador tiene una frecuencia de 2.5 GHz, ¿cuántos ciclos puede realizar en un minuto?</text:p>
          <text:p text:style-name="P17"/>
          <text:p text:style-name="P31">- Para calcularlo, multiplicas la frecuencia por el número de segundos en un minuto: 2.5 GHz x 60 segundos = 150 mil millones de ciclos por minuto.</text:p>
        </text:list-item>
      </text:list>
      <text:p text:style-name="P21"/>
      <text:p text:style-name="P21"><text:bookmark text:name="_heading=h.4w35o7nvhqp4"/></text:p>
      <text:list text:continue-numbering="true" text:style-name="WWNum1">
        <text:list-item>
          <text:p text:style-name="P16"><text:bookmark text:name="_heading=h.d7fbjt2oaub3"/>¿Cómo afecta el número de núcleos a la velocidad de procesamiento?</text:p>
          <text:p text:style-name="P16"/>
          <text:p text:style-name="P34"><text:span text:style-name="T9">- Un procesador con múltiples núcleos puede manejar más tareas simultáneamente. Por ejemplo, un procesador de 4 núcleos puede ejecutar cuatro hilos de procesamiento al mismo tiempo, lo que mejora el rendimiento en aplicaciones que pueden aprovechar múltiples núcleos.</text:span></text:p>
        </text:list-item>
      </text:list>
      <text:p text:style-name="P32"><text:span text:style-name="T9"/></text:p>
      <text:p text:style-name="P20"><text:bookmark-start text:name="_heading=h.wcf6ng60b4r9"/><text:span text:style-name="T9"/></text:p>
      <text:list text:continue-numbering="true" text:style-name="WWNum1">
        <text:list-item>
          <text:p text:style-name="P4">Un programa tarda 5 segundos en ejecutarse en un procesador de 4.0 GHz. Si se ejecuta en un procesador de 2.0 GHz, ¿cuánto tiempo tardará aproximadamente?</text:p>
          <text:p text:style-name="P6"/>
          <text:p text:style-name="P12">La velocidad del procesador se ha reducido a la mitad, por lo que el tiempo de ejecución se duplicará</text:p>
          <text:p text:style-name="P12">.- Tiempo en 2.0 GHz = 5 segundos <text:span text:style-name="T11">* </text:span>2 = 10 segundos. </text:p>
          <text:p text:style-name="P6"/>
          <text:p text:style-name="P18"/>
        </text:list-item>
        <text:list-item>
          <text:p text:style-name="P19">Si un procesador trabaja a 3,3 GHz y la velocidad del bus de sistema es de 2800 MHz, ¿cuánto vale el multiplicador?.</text:p>
          <text:p text:style-name="P19"/>
          <text:p text:style-name="P30"><text:span text:style-name="T15">El multiplicador valdrá 3300/2800 = 1,17</text:span>.</text:p>
          <text:p text:style-name="P19"/>
        </text:list-item>
      </text:list>
      <text:p text:style-name="P27"><text:soft-page-break/></text:p>
      <text:list text:continue-numbering="true" text:style-name="WWNum1">
        <text:list-item>
          <text:p text:style-name="P5">Dada la siguiente tabla de parámetros relativos a un procesador, explica qué significa cada uno de ellos:</text:p>
        </text:list-item>
      </text:list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Número de procesador</text:p>
          </table:table-cell>
          <table:table-cell table:style-name="Table1.A1" office:value-type="string">
            <text:p text:style-name="P25">i5-3570</text:p>
          </table:table-cell>
        </table:table-row>
        <table:table-row table:style-name="Table1.1">
          <table:table-cell table:style-name="Table1.A1" office:value-type="string">
            <text:p text:style-name="P25">Cantidad de núcleos</text:p>
          </table:table-cell>
          <table:table-cell table:style-name="Table1.A1" office:value-type="string">
            <text:p text:style-name="P25">4</text:p>
          </table:table-cell>
        </table:table-row>
        <table:table-row table:style-name="Table1.1">
          <table:table-cell table:style-name="Table1.A1" office:value-type="string">
            <text:p text:style-name="P25">Cantidad de subprocesos</text:p>
          </table:table-cell>
          <table:table-cell table:style-name="Table1.A1" office:value-type="string">
            <text:p text:style-name="P25">4</text:p>
          </table:table-cell>
        </table:table-row>
        <table:table-row table:style-name="Table1.1">
          <table:table-cell table:style-name="Table1.A1" office:value-type="string">
            <text:p text:style-name="P25">Veloc.reloj</text:p>
          </table:table-cell>
          <table:table-cell table:style-name="Table1.A1" office:value-type="string">
            <text:p text:style-name="P25">3.4 GHz</text:p>
          </table:table-cell>
        </table:table-row>
        <table:table-row table:style-name="Table1.1">
          <table:table-cell table:style-name="Table1.A1" office:value-type="string">
            <text:p text:style-name="P25">Frecuencia turbo máxima</text:p>
          </table:table-cell>
          <table:table-cell table:style-name="Table1.A1" office:value-type="string">
            <text:p text:style-name="P25">3.8 GHz</text:p>
          </table:table-cell>
        </table:table-row>
        <table:table-row table:style-name="Table1.1">
          <table:table-cell table:style-name="Table1.A1" office:value-type="string">
            <text:p text:style-name="P25">Caché Intel® inteligente</text:p>
          </table:table-cell>
          <table:table-cell table:style-name="Table1.A1" office:value-type="string">
            <text:p text:style-name="P25">6 MB</text:p>
          </table:table-cell>
        </table:table-row>
        <table:table-row table:style-name="Table1.1">
          <table:table-cell table:style-name="Table1.A1" office:value-type="string">
            <text:p text:style-name="P25">Relación bus/núcleo</text:p>
          </table:table-cell>
          <table:table-cell table:style-name="Table1.A1" office:value-type="string">
            <text:p text:style-name="P25">34</text:p>
          </table:table-cell>
        </table:table-row>
        <table:table-row table:style-name="Table1.1">
          <table:table-cell table:style-name="Table1.A1" office:value-type="string">
            <text:p text:style-name="P25">Conjunto de instrucciones</text:p>
          </table:table-cell>
          <table:table-cell table:style-name="Table1.A1" office:value-type="string">
            <text:p text:style-name="P25">64-bit</text:p>
          </table:table-cell>
        </table:table-row>
        <table:table-row table:style-name="Table1.1">
          <table:table-cell table:style-name="Table1.A1" office:value-type="string">
            <text:p text:style-name="P25">Extensiones de conjunto de instrucciones</text:p>
          </table:table-cell>
          <table:table-cell table:style-name="Table1.A1" office:value-type="string">
            <text:p text:style-name="P25">SSE4.1/4.2, AVX</text:p>
          </table:table-cell>
        </table:table-row>
        <table:table-row table:style-name="Table1.1">
          <table:table-cell table:style-name="Table1.A1" office:value-type="string">
            <text:p text:style-name="P25">Litografía</text:p>
          </table:table-cell>
          <table:table-cell table:style-name="Table1.A1" office:value-type="string">
            <text:p text:style-name="P25">22 nm</text:p>
          </table:table-cell>
        </table:table-row>
        <table:table-row table:style-name="Table1.1">
          <table:table-cell table:style-name="Table1.A1" office:value-type="string">
            <text:p text:style-name="P25">Máximo de TDP</text:p>
          </table:table-cell>
          <table:table-cell table:style-name="Table1.A1" office:value-type="string">
            <text:p text:style-name="P25">77 W</text:p>
          </table:table-cell>
        </table:table-row>
      </table:table>
      <text:p text:style-name="P15" loext:marker-style-name="T7"><text:span text:style-name="T7"/></text:p>
      <text:p text:style-name="P29"><text:span text:style-name="T10">Cantidad de núcleos: número de núcleos que contiene el microprocesador. </text:span></text:p>
      <text:p text:style-name="P29"><text:span text:style-name="T10">Cantidad de subprocesos: número de hilos por núcleo que puede ejecutar. </text:span></text:p>
      <text:p text:style-name="P29"><text:span text:style-name="T10">Velocidad de reloj: frecuencia de trabajo del microprocesador. </text:span></text:p>
      <text:p text:style-name="P29"><text:span text:style-name="T10">Frecuencia turbo máxima: frecuencia a la que se puede someter al procesador si se hace overcloking. </text:span></text:p>
      <text:p text:style-name="P29"><text:span text:style-name="T10">Caché: tamaño total de la caché de 6 MB. </text:span></text:p>
      <text:p text:style-name="P29"><text:span text:style-name="T10">Relación bus núcleo: el núcleo del procesador trabaja a una frecuencia 34 veces superior a la del bus que le conecta con el puente norte o sur si el norte está integrado, es decir, el bus DMI trabaja a 100MHz. </text:span></text:p>
      <text:p text:style-name="P29"><text:span text:style-name="T10">Conjunto de instrucciones: el juego de instrucciones es de 64 bits (maneja los datos de 64 en 64 bits y puede direccionar 2</text:span><text:span text:style-name="T14">64</text:span><text:span text:style-name="T10"> posiciones de memoria). </text:span></text:p>
      <text:p text:style-name="P29"><text:span text:style-name="T10">El juego de instrucciones tiene extensiones SSE… </text:span></text:p>
      <text:p text:style-name="P29"><text:span text:style-name="T10">Litografía: tecnología de fabricación de 22 nm (nanómetros). </text:span></text:p>
      <text:p text:style-name="P29"><text:span text:style-name="T10">Máximo de TDP: potencia máxima consumida por el procesador de 77 W.</text:span></text:p>
      <text:p text:style-name="P24"/>
      <text:p text:style-name="P24"/>
      <text:list text:continue-numbering="true" text:style-name="WWNum1">
        <text:list-item>
          <text:p text:style-name="P7">Si un procesador puede realizar 4 operaciones por ciclo y tiene una velocidad de 3 GHz, el número total de operaciones por segundo sería: </text:p>
          <text:p text:style-name="P8"/>
        </text:list-item>
      </text:list>
      <text:p text:style-name="P13">Operaciones por segundo=4⋅3⋅10<text:span text:style-name="T13">9</text:span>=12⋅10<text:span text:style-name="T13">9</text:span></text:p>
      <text:list text:continue-numbering="true" text:style-name="WWNum1">
        <text:list-header>
          <text:p text:style-name="P7"/>
        </text:list-header>
        <text:list-item>
          <text:p text:style-name="P7">Si tienes dos procesadores, uno a 3.2 GHz y otro a 2.8 GHz, puedes comparar su rendimiento en términos de ciclos por segundo ¿Cuál es el que realiza más ciclos en el mismo tiempo?</text:p>
        </text:list-item>
      </text:list>
      <text:p text:style-name="P35"><text:span text:style-name="T19">Procesador A: 3.2 GHz = 3,200,000,000 ciclos/segundo<text:line-break/>Procesador B: 2.8 GHz = 2,800,000,000 ciclos/segundo<text:line-break/></text:span><text:span text:style-name="T20"> </text:span><text:span text:style-name="T19">Esto indica que el Procesador A puede realizar más ciclos en el mismo tiempo.</text:span></text:p>
      <text:p text:style-name="P13"/>
      <text:p text:style-name="P13"/>
      <text:p text:style-name="P14"/>
      <text:p text:style-name="P14"/>
      <text:list xml:id="list111323110740107" text:continue-numbering="true" text:style-name="WWNum1">
        <text:list-header>
          <text:p text:style-name="P8"/>
        </text:list-header>
        <text:list-item>
          <text:p text:style-name="P9"><text:soft-page-break/>Supongamos que un procesador tiene las siguientes memorias caché:</text:p>
        </text:list-item>
      </text:list>
      <text:list text:style-name="L1">
        <text:list-item>
          <text:p text:style-name="P10">Caché 1: 64 KB por núcleo</text:p>
        </text:list-item>
        <text:list-item>
          <text:p text:style-name="P10">Caché 2: 256 KB por núcleo</text:p>
        </text:list-item>
        <text:list-item>
          <text:p text:style-name="P10">Caché 3: 8 MB por núcleo</text:p>
        </text:list-item>
      </text:list>
      <text:p text:style-name="P11"><text:tab/>Si el procesador tiene 4 núcleos ¿cuál es la suma total de la memoria caché?</text:p>
      <text:list xml:id="list111322588854327" text:continue-list="list111323110740107" text:style-name="WWNum1">
        <text:list-header>
          <text:p text:style-name="P7"/>
          <text:p text:style-name="P40"><text:bookmark-end text:name="_heading=h.wcf6ng60b4r9"/>Vamos a calcular la memoria caché total sumando cada nivel de caché por núcleo y luego multiplicando por el número de núcleos.</text:p>
        </text:list-header>
      </text:list>
      <text:p text:style-name="P3"><text:s/>Datos por núcleo:</text:p>
      <text:list text:style-name="L2">
        <text:list-item>
          <text:p text:style-name="P39"><text:span text:style-name="Strong_20_Emphasis"><text:span text:style-name="T22">Caché L1</text:span></text:span><text:span text:style-name="T22">: 64 KB </text:span></text:p>
        </text:list-item>
        <text:list-item>
          <text:p text:style-name="P39"><text:span text:style-name="Strong_20_Emphasis"><text:span text:style-name="T22">Caché L2</text:span></text:span><text:span text:style-name="T22">: 256 KB </text:span></text:p>
        </text:list-item>
        <text:list-item>
          <text:p text:style-name="P38"><text:span text:style-name="Strong_20_Emphasis"><text:span text:style-name="T22">Caché L3</text:span></text:span><text:span text:style-name="T22">: 8 MB = 8192 KB </text:span></text:p>
        </text:list-item>
      </text:list>
      <text:p text:style-name="P3"><text:s/>Suma por núcleo:</text:p>
      <text:p text:style-name="P36"><text:span text:style-name="T11">Total = 64 KB + 256 KB + 8192 KB = 8512 KB</text:span></text:p>
      <text:p text:style-name="P3"><text:s/>Total para 4 núcleos:</text:p>
      <text:p text:style-name="P37">8512 KB * 4 = 34048 KB = 33,25 MB</text:p>
      <text:p text:style-name="Text_20_body"/>
      <text:p text:style-name="Heading_20_3"/>
      <text:list text:continue-list="list111322588854327" text:style-name="WWNum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normal" style:default-outline-level="">
      <style:paragraph-properties fo:margin-top="0.494cm" fo:margin-bottom="0.25cm" style:contextual-spacing="false" fo:line-height="115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t1" style:family="text" style:parent-style-name="Default_20_Paragraph_20_Font"/>
    <style:style style:name="tt2" style:family="text" style:parent-style-name="Default_20_Paragraph_20_Font"/>
    <style:style style:name="tt3" style:family="text" style:parent-style-name="Default_20_Paragraph_20_Font"/>
    <style:style style:name="tt4" style:family="text" style:parent-style-name="Default_20_Paragraph_20_Font"/>
    <style:style style:name="ListLabel_20_1" style:display-name="ListLabel 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/>
    <style:style style:name="ListLabel_20_10" style:display-name="ListLabel 10" style:family="text"/>
    <style:style style:name="Default_20_Paragraph_20_Font_20__28_WW_29_" style:display-name="Default Paragraph Font (WW)" style:family="text"/>
    <style:style style:name="ListLabel_20_11" style:display-name="ListLabel 11" style:family="text">
      <style:text-properties fo:font-size="10pt" style:font-name-asian="Noto Sans Symbols1" style:font-family-asian="'Noto Sans Symbols'" style:font-family-generic-asian="system" style:font-pitch-asian="variable" style:font-size-asian="10pt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/>
    </style:style>
    <style:style style:name="ListLabel_20_15" style:display-name="ListLabel 15" style:family="text">
      <style:text-properties style:font-name-asian="Courier New1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/>
    </style:style>
    <style:style style:name="ListLabel_20_18" style:display-name="ListLabel 18" style:family="text">
      <style:text-properties style:font-name-asian="Courier New1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'Noto Sans Symbols'"/>
      </text:list-level-style-bullet>
      <text:list-level-style-bullet text:level="4" text:style-name="ListLabel_20_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'Noto Sans Symbols'"/>
      </text:list-level-style-bullet>
      <text:list-level-style-bullet text:level="5" text:style-name="ListLabel_20_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/>
      </text:list-level-style-bullet>
      <text:list-level-style-bullet text:level="6" text:style-name="ListLabel_20_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'Noto Sans Symbols'"/>
      </text:list-level-style-bullet>
      <text:list-level-style-bullet text:level="7" text:style-name="ListLabel_20_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'Noto Sans Symbols'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/>
      </text:list-level-style-bullet>
      <text:list-level-style-bullet text:level="9" text:style-name="ListLabel_20_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9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2-13T13:57:00</meta:creation-date>
    <meta:initial-creator>.</meta:initial-creator>
    <meta:generator>LibreOffice/7.6.1.2$Windows_X86_64 LibreOffice_project/f5defcebd022c5bc36bbb79be232cb6926d8f674</meta:generator>
    <dc:date>2025-10-24T11:13:21.824000000</dc:date>
    <meta:editing-duration>PT1H1M20S</meta:editing-duration>
    <meta:editing-cycles>9</meta:editing-cycles>
    <dc:title>Diapositiva 1</dc:title>
    <meta:document-statistic meta:table-count="1" meta:image-count="0" meta:object-count="0" meta:page-count="3" meta:paragraph-count="73" meta:word-count="757" meta:character-count="4416" meta:non-whitespace-character-count="3720"/>
  </office:meta>
</office:document-meta>
</file>